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thin solid #000000"/>
    </style:style>
    <style:style style:name="ce3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#FFFF00"/>
    </style:style>
    <style:style style:name="ce4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#B8CCE4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00"/>
    </style:style>
    <style:style style:name="ce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B8CCE4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95B3D7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FFF00"/>
    </style:style>
    <style:style style:name="ce14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B8CCE4"/>
      <style:text-properties fo:font-style="italic" style:font-style-asian="italic" style:font-style-complex="italic"/>
    </style:style>
    <style:style style:name="ce1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none" fo:border-left="2pt solid #000000" fo:border-right="thin solid #000000" style:vertical-align="automatic" fo:background-color="transparent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fo:border-top="none" fo:border-bottom="2pt solid #000000" fo:border-left="2pt solid #000000" fo:border-right="thin solid #000000" style:vertical-align="automatic" fo:background-color="transparent" style:repeat-content="false"/>
      <style:paragraph-properties fo:text-align="end" fo:margin-righ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449791666666667cm"/>
    </style:style>
    <style:style style:name="co3" style:family="table-column">
      <style:table-column-properties fo:break-before="auto" style:column-width="4.33916666666667cm" style:use-optimal-column-width="true"/>
    </style:style>
    <style:style style:name="co4" style:family="table-column">
      <style:table-column-properties fo:break-before="auto" style:column-width="0.502708333333333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4.81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Damage_Modifier_Calculator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number-columns-spanned="7" table:number-rows-spanned="3" table:style-name="ce15">
            <text:p>Input Values Below according to the Caliber Design Table.</text:p>
          </table:table-cell>
          <table:covered-table-cell table:number-columns-repeated="6"/>
          <table:table-cell table:number-columns-repeated="16374"/>
        </table:table-row>
        <table:table-row table:style-name="ro1">
          <table:table-cell table:number-columns-repeated="2"/>
          <table:table-cell table:style-name="ce1"/>
          <table:covered-table-cell/>
          <table:covered-table-cell table:number-columns-repeated="6"/>
          <table:table-cell table:number-columns-repeated="16374"/>
        </table:table-row>
        <table:table-row table:style-name="ro2">
          <table:table-cell table:number-columns-repeated="2"/>
          <table:table-cell table:style-name="ce1"/>
          <table:covered-table-cell/>
          <table:covered-table-cell table:number-columns-repeated="6"/>
          <table:table-cell table:number-columns-repeated="16374"/>
        </table:table-row>
        <table:table-row table:style-name="ro1">
          <table:table-cell table:number-columns-repeated="2"/>
          <table:table-cell table:style-name="ce1"/>
          <table:table-cell office:value-type="string" table:style-name="ce2">
            <text:p>DEFAULT BARREL LENGTH</text:p>
          </table:table-cell>
          <table:table-cell table:style-name="ce3"/>
          <table:table-cell table:number-columns-repeated="2" table:style-name="ce1"/>
          <table:table-cell office:value-type="string" table:style-name="ce2">
            <text:p>Default Damage =</text:p>
          </table:table-cell>
          <table:table-cell office:value-type="string" office:string-value="(  * Ln (  ) +  ) =" table:formula="msoxl:=&quot;( &quot;&amp;E6 &amp; &quot; * &quot;&amp;&quot;Ln ( &quot;&amp;E5&amp;&quot; ) + &quot;&amp;E7&amp;&quot; ) =&quot;" table:style-name="ce4">
            <text:p>( <text:s/>* Ln ( <text:s/>) + <text:s/>) =</text:p>
          </table:table-cell>
          <table:table-cell office:value-type="string" office:string-value="" table:formula="msoxl:=IF(E6&lt;&gt;&quot;&quot;,E6*LN(E5)+E7,&quot;&quot;)" table:style-name="ce5"/>
          <table:table-cell table:number-columns-repeated="16374"/>
        </table:table-row>
        <table:table-row table:style-name="ro1">
          <table:table-cell table:number-columns-repeated="2"/>
          <table:table-cell table:style-name="ce1"/>
          <table:table-cell office:value-type="string" table:style-name="ce6">
            <text:p>A COEFFICIENT</text:p>
          </table:table-cell>
          <table:table-cell table:style-name="ce7"/>
          <table:table-cell table:number-columns-repeated="2" table:style-name="ce1"/>
          <table:table-cell office:value-type="string" table:style-name="ce8">
            <text:p>CDDA Damage =</text:p>
          </table:table-cell>
          <table:table-cell office:value-type="string" office:string-value="(  * Ln (  ) +  ) =" table:formula="msoxl:=&quot;( &quot;&amp;E6 &amp; &quot; * &quot;&amp;&quot;Ln ( &quot;&amp;E8&amp;&quot; ) + &quot;&amp;E7&amp;&quot; ) =&quot;" table:style-name="ce9">
            <text:p>( <text:s/>* Ln ( <text:s/>) + <text:s/>) =</text:p>
          </table:table-cell>
          <table:table-cell office:value-type="string" office:string-value="" table:formula="msoxl:=IF(E6&lt;&gt;&quot;&quot;,E6*LN(E8)+E7,&quot;&quot;)" table:style-name="ce10"/>
          <table:table-cell table:number-columns-repeated="16374"/>
        </table:table-row>
        <table:table-row table:style-name="ro1">
          <table:table-cell table:number-columns-repeated="2"/>
          <table:table-cell table:style-name="ce1"/>
          <table:table-cell office:value-type="string" table:style-name="ce6">
            <text:p>B OFFSET</text:p>
          </table:table-cell>
          <table:table-cell table:style-name="ce7"/>
          <table:table-cell table:number-columns-repeated="2" table:style-name="ce1"/>
          <table:table-cell office:value-type="string" table:number-columns-spanned="2" table:number-rows-spanned="1" table:style-name="ce16">
            <text:p>Damage offset =</text:p>
          </table:table-cell>
          <table:covered-table-cell/>
          <table:table-cell office:value-type="string" office:string-value="" table:formula="msoxl:=IF(E6&lt;&gt;&quot;&quot;,((E6*LN(E8)+E7)-((E6*LN(E5))+E7)),&quot;&quot;)" table:style-name="ce11"/>
          <table:table-cell table:number-columns-repeated="16374"/>
        </table:table-row>
        <table:table-row table:style-name="ro2">
          <table:table-cell table:number-columns-repeated="2"/>
          <table:table-cell table:style-name="ce1"/>
          <table:table-cell office:value-type="string" table:style-name="ce12">
            <text:p>NEW BARREL LENGTH</text:p>
          </table:table-cell>
          <table:table-cell table:style-name="ce13"/>
          <table:table-cell table:number-columns-repeated="2" table:style-name="ce1"/>
          <table:table-cell office:value-type="string" table:number-columns-spanned="2" table:number-rows-spanned="1" table:style-name="ce17">
            <text:p>ME <text:s/>in J=</text:p>
          </table:table-cell>
          <table:covered-table-cell/>
          <table:table-cell office:value-type="string" office:string-value="" table:formula="msoxl:=IF(J6=&quot;&quot;,&quot;&quot;,J6^2)" table:style-name="ce14"/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1)</text:p>
          </table:table-cell>
          <table:table-cell office:value-type="string" table:style-name="ce1">
            <text:p>Revolvers and other such guns with detached chambers should have the length of the chamber added to the Barrel Length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2)</text:p>
          </table:table-cell>
          <table:table-cell office:value-type="string" table:style-name="ce1">
            <text:p>Friction Losses are UNACCOUNTED for. Barrels that are a great deal longer than <text:s/>their default lengths will not be accurate.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3)</text:p>
          </table:table-cell>
          <table:table-cell office:value-type="string" table:style-name="ce1">
            <text:p>Barrels that are below the length of the cartridge should deal 0 damage, or at least no longer be considered ballistic damage.</text:p>
          </table:table-cell>
          <table:table-cell table:number-columns-repeated="16380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/>
    <dc:creator>Mitchell</dc:creator>
    <meta:creation-date>2022-09-16T23:34:04Z</meta:creation-date>
    <dc:date>2022-09-17T00:46:04Z</dc:date>
  </office:meta>
</office:document-meta>
</file>